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9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Vasquez</text:p>
          </table:table-cell>
          <table:table-cell office:value-type="string" calcext:value-type="string">
            <text:p>avasque6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0">00/00/0000</text:date>, <text:time style:data-style-name="N2" text:time-value="15:25:27.7943715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09-10T15:25:32.393605641</dc:date>
    <meta:editing-duration>PT9H10M46S</meta:editing-duration>
    <meta:editing-cycles>123</meta:editing-cycles>
    <meta:generator>LibreOffice/5.1.6.2$Linux_X86_64 LibreOffice_project/10m0$Build-2</meta:generator>
    <meta:document-statistic meta:table-count="1" meta:cell-count="107" meta:object-count="0"/>
  </office:meta>
</office:document-meta>
</file>